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6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3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3.11.21, 01:58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Fehlinformation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8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13 Kommentare 123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43</text:p>
          </table:table-cell>
          <table:table-cell table:number-columns-repeated="6"/>
        </table:table-row>
        <table:table-row table:style-name="ro1">
          <table:table-cell table:formula="of:=SUM([.A50:.A100000])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bile Uploa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hlinformatio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prüft von unabhängigen Faktenprüfe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 anzeig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4149198685108841&amp;set=a.687095724652505&amp;type=3&amp;theater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1/3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13.11.21, 01:58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bile Uploa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to anse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ndra Greip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 ja finde ich ja ganz nett wenn die sooo super tolle Regierung den älteren Menschen E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ke zu kommen lässt mit dem Verfallsdatum 2009 !!!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FP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bile Uploads · 19. Jan. 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 Originalgröße anzeigen · Weitere Option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il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3 Mal gete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lke Weggeman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ndra Greipl, erst mal richtig erkunden, bevor man so ein Blödsinn in der Welt setzt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 Kennzeichnung auf dem Produkt vollständig?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kunft: Sind Hersteller- und Produktbezeichnung vorhand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gewendete Norm: Ist die für das Herkunftsland geltende Norm EN 149:2001+A1:20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fgedruckt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utzklasse: Welche ist angegeben? Passt sie zum Verwendungszweck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mmer der Prüfstelle: Enthält die Kennzeichnung die vierstellige Kennziffer der Prüfstelle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cia Wurz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ke Weggemans dann können Sie mir bitte erklären was die Zahl 2009 bedeutet, weil da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nteressiert mich auch, ich habe keine Info diesbezüglich gefun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ke Weggeman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cia Wurzer , steht doch in mein Text, das ist die geltende Norm EN. Man kann auch nac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 was die zahlen auf die Maske bedeute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cia Wurz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ke Weggemans ja habe gegoogelt aber keinen ordentlichen Link bekommen. Dank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ndra Greip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ndra Greip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photo.php?fbid=4149198685108841&amp;set=a.687095724652505&amp;type=3&amp;thea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5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bile Uploa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isabeth Auer Lisal de hod des ned kapiert das a de sochn oblauf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ndra Greip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isabeth Auer wenn's don olle umhaut jammans don a wieda oll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cia Wurz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glaube nicht dass es das Verfallsdatum ist, habe versucht was drüber rauszufinden aber hab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ine Info über diese Zahlen im Internet erhal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kybo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 gonzn FFp 2 Masken sa foan Hugo.Hot ma jetzt grod a Rot Kreiz Mann bestätig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rmen Esterb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g amoi, laufsd du nimma rund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smin Greip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rmen Esterbauer Damals hab ich dir geraten zum Augenarzt zu gehen beziehungsweis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e Brille zu holen. Heute rate ich dir zu lernen wie man mit Menschen spric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ndra Greip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rmen Esterbauer informiert euch besser mal was Gesundheitsschädlich ist oder was nich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nd schon gar nicht das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ndra Greip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4149198685108841&amp;set=a.687095724652505&amp;type=3&amp;thea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7" table:formula="of:=COUNTIF([.C$1:.C$1048576];&quot;X&quot;)" office:value-type="float" office:value="3" calcext:value-type="float">
            <text:p>3</text:p>
          </table:table-cell>
          <table:table-cell table:style-name="ce7" table:formula="of:=COUNTIF([.D$1:.D$1048576];&quot;X&quot;)" office:value-type="float" office:value="4" calcext:value-type="float">
            <text:p>4</text:p>
          </table:table-cell>
          <table:table-cell table:formula="of:=COUNTIF([.E$1:.E$1048576];&quot;X&quot;)" office:value-type="float" office:value="0" calcext:value-type="float">
            <text:p>0</text:p>
          </table:table-cell>
          <table:table-cell table:style-name="ce7" table:formula="of:=COUNTIF([.F$1:.F$1048576];&quot;X&quot;)" office:value-type="float" office:value="6" calcext:value-type="float">
            <text:p>6</text:p>
          </table:table-cell>
          <table:table-cell table:formula="of:=COUNTIF([.G$1:.G$1048576];&quot;X&quot;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204];[.D204];[.F204])"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836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.00.0000</text:date>, <text:time style:data-style-name="N2" text:time-value="15:32:48.959738622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6T17:43:46.355816922</dc:date>
    <meta:editing-duration>PT3M56S</meta:editing-duration>
    <meta:editing-cycles>3</meta:editing-cycles>
    <meta:document-statistic meta:table-count="1" meta:cell-count="149" meta:object-count="0"/>
  </office:meta>
</office:document-meta>
</file>